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
    </style:style>
    <style:style style:name="P2" style:family="paragraph" style:parent-style-name="Text_20_body" style:list-style-name="L10">
      <style:text-properties style:font-name="Verdana"/>
    </style:style>
    <style:style style:name="P3" style:family="paragraph" style:parent-style-name="Text_20_body" style:list-style-name="L11">
      <style:text-properties style:font-name="Verdana"/>
    </style:style>
    <style:style style:name="P4" style:family="paragraph" style:parent-style-name="Text_20_body" style:list-style-name="L12">
      <style:text-properties style:font-name="Verdana"/>
    </style:style>
    <style:style style:name="P5" style:family="paragraph" style:parent-style-name="Text_20_body" style:list-style-name="L13">
      <style:text-properties style:font-name="Verdana"/>
    </style:style>
    <style:style style:name="P6" style:family="paragraph" style:parent-style-name="Text_20_body" style:list-style-name="L14">
      <style:text-properties style:font-name="Verdana"/>
    </style:style>
    <style:style style:name="P7" style:family="paragraph" style:parent-style-name="Text_20_body" style:list-style-name="L8"/>
    <style:style style:name="P8" style:family="paragraph" style:parent-style-name="Text_20_body" style:list-style-name="L9"/>
    <style:style style:name="P9" style:family="paragraph" style:parent-style-name="Text_20_body">
      <style:paragraph-properties fo:margin-top="0cm" fo:margin-bottom="0cm"/>
    </style:style>
    <style:style style:name="P10" style:family="paragraph" style:parent-style-name="Text_20_body" style:list-style-name="L10">
      <style:paragraph-properties fo:margin-top="0cm" fo:margin-bottom="0cm"/>
      <style:text-properties style:font-name="Verdana"/>
    </style:style>
    <style:style style:name="P11" style:family="paragraph" style:parent-style-name="Text_20_body" style:list-style-name="L11">
      <style:paragraph-properties fo:margin-top="0cm" fo:margin-bottom="0cm"/>
      <style:text-properties style:font-name="Verdana"/>
    </style:style>
    <style:style style:name="P12" style:family="paragraph" style:parent-style-name="Text_20_body" style:list-style-name="L12">
      <style:paragraph-properties fo:margin-top="0cm" fo:margin-bottom="0cm"/>
      <style:text-properties style:font-name="Verdana"/>
    </style:style>
    <style:style style:name="P13" style:family="paragraph" style:parent-style-name="Text_20_body" style:list-style-name="L13">
      <style:paragraph-properties fo:margin-top="0cm" fo:margin-bottom="0cm"/>
      <style:text-properties style:font-name="Verdana"/>
    </style:style>
    <style:style style:name="P14" style:family="paragraph" style:parent-style-name="Text_20_body" style:list-style-name="L14">
      <style:paragraph-properties fo:margin-top="0cm" fo:margin-bottom="0cm"/>
      <style:text-properties style:font-name="Verdana"/>
    </style:style>
    <style:style style:name="P15" style:family="paragraph" style:parent-style-name="Text_20_body" style:list-style-name="L8">
      <style:paragraph-properties fo:margin-top="0cm" fo:margin-bottom="0cm"/>
    </style:style>
    <style:style style:name="P16" style:family="paragraph" style:parent-style-name="Text_20_body" style:list-style-name="L9">
      <style:paragraph-properties fo:margin-top="0cm" fo:margin-bottom="0cm"/>
    </style:style>
    <style:style style:name="P17" style:family="paragraph" style:parent-style-name="Heading_20_1">
      <style:text-properties style:font-name="Verdana"/>
    </style:style>
    <style:style style:name="P18" style:family="paragraph" style:parent-style-name="Heading_20_3">
      <style:text-properties style:font-name="Verdana"/>
    </style:style>
    <style:style style:name="P19" style:family="paragraph" style:parent-style-name="Heading_20_5">
      <style:text-properties style:font-name="Verdana"/>
    </style:style>
    <style:style style:name="T1" style:family="text">
      <style:text-properties style:font-name="Verdana"/>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Backgrounds</text:h>
      <text:list xml:id="list598203095864128604" text:style-name="L8">
        <text:list-item>
          <text:p text:style-name="P15"><text:bookmark text:name="nav-bar"/><text:a xlink:type="simple" xlink:href="https://cdpn.io/cp/internal/boomboom/index.html?key=index.html-0d79e788-0c1f-85af-5aca-483ead2c54a1#sect-color" text:style-name="Internet_20_link" text:visited-style-name="Visited_20_Internet_20_Link"><text:span text:style-name="T1">Color</text:span></text:a></text:p>
        </text:list-item>
        <text:list-item>
          <text:p text:style-name="P15"><text:a xlink:type="simple" xlink:href="https://cdpn.io/cp/internal/boomboom/index.html?key=index.html-0d79e788-0c1f-85af-5aca-483ead2c54a1#sect-image" text:style-name="Internet_20_link" text:visited-style-name="Visited_20_Internet_20_Link"><text:span text:style-name="T1">Image</text:span></text:a></text:p>
        </text:list-item>
        <text:list-item>
          <text:p text:style-name="P15"><text:a xlink:type="simple" xlink:href="https://cdpn.io/cp/internal/boomboom/index.html?key=index.html-0d79e788-0c1f-85af-5aca-483ead2c54a1#sect-repeat" text:style-name="Internet_20_link" text:visited-style-name="Visited_20_Internet_20_Link"><text:span text:style-name="T1">Repeat</text:span></text:a></text:p>
        </text:list-item>
        <text:list-item>
          <text:p text:style-name="P15"><text:a xlink:type="simple" xlink:href="https://cdpn.io/cp/internal/boomboom/index.html?key=index.html-0d79e788-0c1f-85af-5aca-483ead2c54a1#sect-position" text:style-name="Internet_20_link" text:visited-style-name="Visited_20_Internet_20_Link"><text:span text:style-name="T1">Position</text:span></text:a></text:p>
        </text:list-item>
        <text:list-item>
          <text:p text:style-name="P15"><text:a xlink:type="simple" xlink:href="https://cdpn.io/cp/internal/boomboom/index.html?key=index.html-0d79e788-0c1f-85af-5aca-483ead2c54a1#sect-attachment" text:style-name="Internet_20_link" text:visited-style-name="Visited_20_Internet_20_Link"><text:span text:style-name="T1">Attachment</text:span></text:a></text:p>
        </text:list-item>
        <text:list-item>
          <text:p text:style-name="P15"><text:a xlink:type="simple" xlink:href="https://cdpn.io/cp/internal/boomboom/index.html?key=index.html-0d79e788-0c1f-85af-5aca-483ead2c54a1#sect-size" text:style-name="Internet_20_link" text:visited-style-name="Visited_20_Internet_20_Link"><text:span text:style-name="T1">Size</text:span></text:a></text:p>
        </text:list-item>
        <text:list-item>
          <text:p text:style-name="P7"><text:a xlink:type="simple" xlink:href="https://cdpn.io/cp/internal/boomboom/index.html?key=index.html-0d79e788-0c1f-85af-5aca-483ead2c54a1#sect-background" text:style-name="Internet_20_link" text:visited-style-name="Visited_20_Internet_20_Link"><text:span text:style-name="T1">Background</text:span></text:a></text:p>
        </text:list-item>
      </text:list>
      <text:h text:style-name="P18" text:outline-level="3">The journey so far...</text:h>
      <text:p text:style-name="P1">My series of cheatsheets have led me through the design process of laying out and positioning elements on the page, and how best to select the elements to apply styling. Now that I have my building blocks in place it is time to start with the actual styles that can be applied....starting with the background!</text:p>
      <text:p text:style-name="P1">A background applied to an element sits under the content, padding and border by default (margin doesn't count as part of an element's area) and is on the bottom of the z-index stack.</text:p>
      <text:p text:style-name="P1">The properties for background are:</text:p>
      <text:list xml:id="list1283472060370436163" text:style-name="L9">
        <text:list-item>
          <text:p text:style-name="P16"><text:a xlink:type="simple" xlink:href="https://cdpn.io/cp/internal/boomboom/index.html?key=index.html-0d79e788-0c1f-85af-5aca-483ead2c54a1#sect-color" text:style-name="Internet_20_link" text:visited-style-name="Visited_20_Internet_20_Link"><text:span text:style-name="T1">background-color</text:span></text:a></text:p>
        </text:list-item>
        <text:list-item>
          <text:p text:style-name="P16"><text:a xlink:type="simple" xlink:href="https://cdpn.io/cp/internal/boomboom/index.html?key=index.html-0d79e788-0c1f-85af-5aca-483ead2c54a1#sect-image" text:style-name="Internet_20_link" text:visited-style-name="Visited_20_Internet_20_Link"><text:span text:style-name="T1">background-image</text:span></text:a></text:p>
        </text:list-item>
        <text:list-item>
          <text:p text:style-name="P16"><text:a xlink:type="simple" xlink:href="https://cdpn.io/cp/internal/boomboom/index.html?key=index.html-0d79e788-0c1f-85af-5aca-483ead2c54a1#sect-repeat" text:style-name="Internet_20_link" text:visited-style-name="Visited_20_Internet_20_Link"><text:span text:style-name="T1">background-repeat</text:span></text:a></text:p>
        </text:list-item>
        <text:list-item>
          <text:p text:style-name="P16"><text:a xlink:type="simple" xlink:href="https://cdpn.io/cp/internal/boomboom/index.html?key=index.html-0d79e788-0c1f-85af-5aca-483ead2c54a1#sect-position" text:style-name="Internet_20_link" text:visited-style-name="Visited_20_Internet_20_Link"><text:span text:style-name="T1">background-position</text:span></text:a></text:p>
        </text:list-item>
        <text:list-item>
          <text:p text:style-name="P16"><text:a xlink:type="simple" xlink:href="https://cdpn.io/cp/internal/boomboom/index.html?key=index.html-0d79e788-0c1f-85af-5aca-483ead2c54a1#sect-attachment" text:style-name="Internet_20_link" text:visited-style-name="Visited_20_Internet_20_Link"><text:span text:style-name="T1">background-attachment</text:span></text:a></text:p>
        </text:list-item>
        <text:list-item>
          <text:p text:style-name="P16"><text:a xlink:type="simple" xlink:href="https://cdpn.io/cp/internal/boomboom/index.html?key=index.html-0d79e788-0c1f-85af-5aca-483ead2c54a1#sect-size" text:style-name="Internet_20_link" text:visited-style-name="Visited_20_Internet_20_Link"><text:span text:style-name="T1">background-size</text:span></text:a></text:p>
        </text:list-item>
        <text:list-item>
          <text:p text:style-name="P8"><text:a xlink:type="simple" xlink:href="https://cdpn.io/cp/internal/boomboom/index.html?key=index.html-0d79e788-0c1f-85af-5aca-483ead2c54a1#sect-background" text:style-name="Internet_20_link" text:visited-style-name="Visited_20_Internet_20_Link"><text:span text:style-name="T1">background</text:span></text:a></text:p>
        </text:list-item>
      </text:list>
      <text:h text:style-name="P18" text:outline-level="3">Background Color</text:h>
      <text:p text:style-name="P1">Did you know that the default background colour is transparant and not white!</text:p>
      <text:p text:style-name="P1">It is recommended to always use a background color, even as just a fallback if the browser doesn’t support gradients or link to image is broken.</text:p>
      <text:p text:style-name="Text_20_body"><text:span text:style-name="Source_20_Text">.top {<text:line-break/>background-color: #f3f2f1;<text:line-break/>}</text:span></text:p>
      <text:h text:style-name="P18" text:outline-level="3">Background Image</text:h>
      <text:p text:style-name="P1">After setting a fallback with background-color an image can be set using background-image to appear as the background</text:p>
      <text:p text:style-name="P1">All background images will repeat by default so it looks like a tile affect.</text:p>
      <text:p text:style-name="P1">Screen readers will not register any images applied this way using CSS</text:p>
      <text:p text:style-name="Text_20_body"><text:span text:style-name="Source_20_Text">.top {<text:line-break/>background-color: #f3f2f1; /*fallback*/<text:line-break/>background-image: url(https://imagehosting/image.png);<text:line-break/></text:span><text:soft-page-break/><text:span text:style-name="Source_20_Text">}</text:span></text:p>
      <text:p text:style-name="P1">Colour gradients can also be set using background-image.</text:p>
      <text:p text:style-name="Text_20_body"><text:span text:style-name="Source_20_Text">.top {<text:line-break/>background-color: #f3f2f1; /*fallback*/<text:line-break/>background-image: linear-gradient(to bottom, orange, blue, white);<text:line-break/>}</text:span></text:p>
      <text:p text:style-name="P1">Multiple images can be set using background-image.</text:p>
      <text:p text:style-name="Text_20_body"><text:span text:style-name="Source_20_Text">.top {<text:line-break/>background-color: #f3f2f1; /*fallback*/<text:line-break/>background-image: linear-gradient(to bottom, orange, blue, white);/*fallback*/<text:line-break/>background-image: url(https://imagehosting/image.png);<text:line-break/>}</text:span></text:p>
      <text:h text:style-name="P19" text:outline-level="5">Color Gradients</text:h>
      <text:p text:style-name="P1">Gradients let you display smooth transitions between two or more specified colours.</text:p>
      <text:p text:style-name="P1">There are two types of color gradient that can be used as a background image:</text:p>
      <text:list xml:id="list1651520605952835187" text:style-name="L10">
        <text:list-item>
          <text:p text:style-name="P10">Linear</text:p>
        </text:list-item>
        <text:list-item>
          <text:p text:style-name="P2">Radial</text:p>
        </text:list-item>
      </text:list>
      <text:p text:style-name="P1">It works pretty much as it sounds, the linear gradient can be from up to down, side to side, or diagonal. The radial gradient instead radiates from a central point.</text:p>
      <text:p text:style-name="P1">Linear</text:p>
      <text:p text:style-name="P1">To create a linear gradient you need:</text:p>
      <text:list xml:id="list5681095851319409267" text:style-name="L11">
        <text:list-item>
          <text:p text:style-name="P11">A direction or angle (default alignment is from top to bottom)</text:p>
        </text:list-item>
        <text:list-item>
          <text:p text:style-name="P3">Two or more colours (transparant counts as a colour!)</text:p>
        </text:list-item>
      </text:list>
      <text:p text:style-name="P9"><text:span text:style-name="Source_20_Text">/*direction set using default of top to bottom*/ div {<text:line-break/>background-image: linear-gradient(color1, color2);<text:line-break/>}</text:span></text:p>
      <text:section text:style-name="Sect1" text:name="example-lin-grad-top">
        <text:p text:style-name="P9"/>
      </text:section>
      <text:p text:style-name="P9"><text:span text:style-name="Source_20_Text">/*direction set from left to right*/ div {<text:line-break/>background-image: linear-gradient(to right, color1, color2, color3);<text:line-break/>}</text:span></text:p>
      <text:section text:style-name="Sect1" text:name="example-lin-grad-side">
        <text:p text:style-name="P9"/>
      </text:section>
      <text:p text:style-name="P9"><text:span text:style-name="Source_20_Text">/*direction set diagonally*/ div {<text:line-break/>background-image: linear-gradient(to top left, color1, color2, color3, color4);<text:line-break/>}</text:span></text:p>
      <text:section text:style-name="Sect1" text:name="example-lin-grad-diag">
        <text:p text:style-name="P9"/>
      </text:section>
      <text:p text:style-name="P1">For more control of the direction of the gradient an angle can be set instead of the directions</text:p>
      <text:p text:style-name="P9"><text:span text:style-name="Source_20_Text">/*direction set as angle 0deg which is same as bottom to top*/ div {<text:line-break/>background-image: linear-gradient(0deg, color1, color2, color3, </text:span><text:soft-page-break/><text:span text:style-name="Source_20_Text">color4, color5);<text:line-break/>}</text:span></text:p>
      <text:section text:style-name="Sect1" text:name="example-lin-grad-angle-top">
        <text:p text:style-name="P9"/>
      </text:section>
      <text:p text:style-name="P9"><text:span text:style-name="Source_20_Text">/*direction set as angle 90deg which is same as left to right*/ div {<text:line-break/>background-image: linear-gradient(90deg, color1, color2, color3, color4, color5, color6);<text:line-break/>}</text:span></text:p>
      <text:section text:style-name="Sect1" text:name="example-lin-grad-angle-side">
        <text:p text:style-name="P9"/>
      </text:section>
      <text:p text:style-name="P9"><text:span text:style-name="Source_20_Text">/*direction set as angle 180deg which is same as top to bottom*/ div {<text:line-break/>background-image: linear-gradient(180deg, color1, color2, color3, color4, color5, color6, color7);<text:line-break/>}</text:span></text:p>
      <text:section text:style-name="Sect1" text:name="example-lin-grad-angle-bottom">
        <text:p text:style-name="P9"/>
      </text:section>
      <text:p text:style-name="P1">This allows more exact diagonal lines to be used...</text:p>
      <text:p text:style-name="P9"><text:span text:style-name="Source_20_Text">/*direction set as angle 125deg */ div {<text:line-break/>background-image: linear-gradient(125deg, color1, color2, color3);<text:line-break/>}</text:span></text:p>
      <text:section text:style-name="Sect1" text:name="example-lin-grad-angle-125">
        <text:p text:style-name="P9"/>
      </text:section>
      <text:p text:style-name="P9"><text:span text:style-name="Source_20_Text">/*direction set as angle 270deg */ div {<text:line-break/>background-image: linear-gradient(270deg, color1, color2, color3);<text:line-break/>}</text:span></text:p>
      <text:section text:style-name="Sect1" text:name="example-lin-grad-angle-270">
        <text:p text:style-name="P9"/>
      </text:section>
      <text:p text:style-name="P1">The gradient can also be set to repeat itself...</text:p>
      <text:p text:style-name="P9"><text:span text:style-name="Source_20_Text">/*2 color gradient set to repeat*/ div {<text:line-break/>background-image: repeating-linear-gradient(0deg, color1, color2);<text:line-break/>}</text:span></text:p>
      <text:section text:style-name="Sect1" text:name="example-lin-grad-repeat">
        <text:p text:style-name="P9"/>
      </text:section>
      <text:p text:style-name="P1">Radial</text:p>
      <text:p text:style-name="P1">To create a radial gradient you need:</text:p>
      <text:list xml:id="list4739280482478153343" text:style-name="L12">
        <text:list-item>
          <text:p text:style-name="P12">A shape</text:p>
        </text:list-item>
        <text:list-item>
          <text:p text:style-name="P4">Two or more colours (transparant still counts as a colour!)</text:p>
        </text:list-item>
      </text:list>
      <text:p text:style-name="P1">There are two shapes:</text:p>
      <text:list xml:id="list4970189537171415156" text:style-name="L13">
        <text:list-item>
          <text:p text:style-name="P13">Ellipse (default)</text:p>
        </text:list-item>
        <text:list-item>
          <text:p text:style-name="P5">Circle</text:p>
        </text:list-item>
      </text:list>
      <text:p text:style-name="P1">Radial gradient with even colour stops</text:p>
      <text:p text:style-name="P9"><text:span text:style-name="Source_20_Text">/*3 color elliptical*/ div {<text:line-break/>background-image: repeating-linear-gradient(color1, color2, color3);<text:line-break/>}</text:span></text:p>
      <text:section text:style-name="Sect1" text:name="example-rad-grad">
        <text:p text:style-name="P9"/>
      </text:section>
      <text:h text:style-name="P18" text:outline-level="3">Background Repeat</text:h>
      <text:p text:style-name="P1">The background-repeat property allows you to specify how the background image is repeated. The default is that an image is both horizontally and vertically repeated.</text:p>
      <text:p text:style-name="P1"><text:soft-page-break/>Values that can be set are:</text:p>
      <text:list xml:id="list5358835293781622819" text:style-name="L14">
        <text:list-item>
          <text:p text:style-name="P14">no-repeat</text:p>
        </text:list-item>
        <text:list-item>
          <text:p text:style-name="P14">repeat-x</text:p>
        </text:list-item>
        <text:list-item>
          <text:p text:style-name="P14">repeat-y</text:p>
        </text:list-item>
        <text:list-item>
          <text:p text:style-name="P6">repeat (default)</text:p>
        </text:list-item>
      </text:list>
      <text:p text:style-name="Text_20_body"><text:span text:style-name="Source_20_Text">.top {<text:line-break/>background-color: #f3f2f1; /*fallback*/<text:line-break/>background-image: url(https://imagehosting/image.png);<text:line-break/>background-repeat: no-repeat;<text:line-break/>}</text:span></text:p>
      <text:h text:style-name="P18" text:outline-level="3">Background Position</text:h>
      <text:h text:style-name="P18" text:outline-level="3">Background Attachment</text:h>
      <text:h text:style-name="P18" text:outline-level="3">Background Size</text:h>
      <text:h text:style-name="P18" text:outline-level="3">Background</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y Ronan</meta:initial-creator>
    <meta:creation-date>2021-01-08T14:31:01.50</meta:creation-date>
    <meta:document-statistic meta:table-count="0" meta:image-count="0" meta:object-count="0" meta:page-count="4" meta:paragraph-count="75" meta:word-count="655" meta:character-count="4396"/>
    <dc:date>2021-01-08T14:32:57.53</dc:date>
    <dc:creator>Mary Ronan</dc:creator>
    <meta:editing-duration>PT1M56S</meta:editing-duration>
    <meta:editing-cycles>1</meta:editing-cycles>
    <meta:generator>OpenOffice/4.1.5$Win32 OpenOffice.org_project/415m1$Build-9789</meta:generator>
  </office:meta>
</office:document-meta>
</file>